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Development Plan (SDP)</text:p>
      <text:p text:style-name="Author">Development Team</text:p>
      <text:p text:style-name="Date">2024-06-26</text:p>
      <text:h text:style-name="Heading_20_1" text:outline-level="1"><text:bookmark-start text:name="software-development-plan-sdp"/>Software Development Plan (SDP)<text:bookmark-end text:name="software-development-plan-sdp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DP-001: Project Identification</text:span> - The project <text:span text:style-name="T1">shall</text:span> be identified by the following information: - <text:span text:style-name="T1">Project Name</text:span>: [Project Name] - <text:span text:style-name="T1">Project Identifier</text:span>: [PRJ-001] - <text:span text:style-name="T1">Version</text:span>: 1.0 - <text:span text:style-name="T1">Classification</text:span>: [Unclassified/Classified Level]</text:p>
      <text:h text:style-name="Heading_20_3" text:outline-level="3"><text:bookmark-start text:name="plan-overview"/>1.2 Plan Overview<text:bookmark-end text:name="plan-overview"/></text:h>
      <text:p text:style-name="First_20_paragraph"><text:span text:style-name="T1">SDP-002: Plan Purpose</text:span> - The plan <text:span text:style-name="T1">shall</text:span> define the approach for software development - The plan <text:span text:style-name="T1">shall</text:span> describe the project organization and schedule - The plan <text:span text:style-name="T1">shall</text:span> specify quality assurance and risk management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DP-003: Referenced Standards</text:span> - MIL-STD-498: Software Development and Documentation - [Other applicable standards]</text:p>
      <text:h text:style-name="Heading_20_2" text:outline-level="2"><text:bookmark-start text:name="management"/>3. Management<text:bookmark-end text:name="management"/></text:h>
      <text:h text:style-name="Heading_20_3" text:outline-level="3"><text:bookmark-start text:name="organization"/>3.1 Organization<text:bookmark-end text:name="organization"/></text:h>
      <text:p text:style-name="First_20_paragraph"><text:span text:style-name="T1">SDP-004: Project Organization</text:span> - The project <text:span text:style-name="T1">shall</text:span> define roles and responsibilities - The project <text:span text:style-name="T1">shall</text:span> identify key stakeholders - The project <text:span text:style-name="T1">shall</text:span> establish reporting structure</text:p>
      <text:h text:style-name="Heading_20_3" text:outline-level="3"><text:bookmark-start text:name="schedule"/>3.2 Schedule<text:bookmark-end text:name="schedule"/></text:h>
      <text:p text:style-name="First_20_paragraph"><text:span text:style-name="T1">SDP-005: Project Schedule</text:span> - The project <text:span text:style-name="T1">shall</text:span> define major milestones - The project <text:span text:style-name="T1">shall</text:span> provide a Gantt chart or timeline - The project <text:span text:style-name="T1">shall</text:span> update the schedule as needed</text:p>
      <text:h text:style-name="Heading_20_3" text:outline-level="3"><text:bookmark-start text:name="resources"/>3.3 Resources<text:bookmark-end text:name="resources"/></text:h>
      <text:p text:style-name="First_20_paragraph"><text:span text:style-name="T1">SDP-006: Resource Allocation</text:span> - The project <text:span text:style-name="T1">shall</text:span> allocate personnel, tools, and facilities - The project <text:span text:style-name="T1">shall</text:span> manage budget and procurement - The project <text:span text:style-name="T1">shall</text:span> monitor resource usage</text:p>
      <text:h text:style-name="Heading_20_2" text:outline-level="2"><text:bookmark-start text:name="technical-approach"/>4. Technical Approach<text:bookmark-end text:name="technical-approach"/></text:h>
      <text:h text:style-name="Heading_20_3" text:outline-level="3"><text:bookmark-start text:name="development-process"/>4.1 Development Process<text:bookmark-end text:name="development-process"/></text:h>
      <text:p text:style-name="First_20_paragraph"><text:span text:style-name="T1">SDP-007: Process Model</text:span> - The project <text:span text:style-name="T1">shall</text:span> follow [agile/waterfall/iterative] process - The project <text:span text:style-name="T1">shall</text:span> define development phases - The project <text:span text:style-name="T1">shall</text:span> document process tailoring</text:p>
      <text:h text:style-name="Heading_20_3" text:outline-level="3"><text:bookmark-start text:name="methods-tools-and-techniques"/>4.2 Methods, Tools, and Techniques<text:bookmark-end text:name="methods-tools-and-techniques"/></text:h>
      <text:p text:style-name="First_20_paragraph"><text:span text:style-name="T1">SDP-008: Methods and Tools</text:span> - The project <text:span text:style-name="T1">shall</text:span> use [specified methods and tools] - The project <text:span text:style-name="T1">shall</text:span> document tool usage and configuration - The project <text:span text:style-name="T1">shall</text:span> provide training for tools</text:p>
      <text:h text:style-name="Heading_20_3" text:outline-level="3"><text:bookmark-start text:name="standards"/>4.3 Standards<text:bookmark-end text:name="standards"/></text:h>
      <text:p text:style-name="First_20_paragraph"><text:span text:style-name="T1">SDP-009: Standards Compliance</text:span> - The project <text:span text:style-name="T1">shall</text:span> comply with coding, documentation, and testing standards - The project <text:span text:style-name="T1">shall</text:span> review standards compliance regularly - The project <text:span text:style-name="T1">shall</text:span> update standards as needed</text:p>
      <text:h text:style-name="Heading_20_2" text:outline-level="2"><text:bookmark-start text:name="quality-assurance"/>5. Quality Assurance<text:bookmark-end text:name="quality-assurance"/></text:h>
      <text:p text:style-name="First_20_paragraph"><text:span text:style-name="T1">SDP-010: Quality Assurance Plan</text:span> - The project <text:span text:style-name="T1">shall</text:span> define quality objectives and metrics - The project <text:span text:style-name="T1">shall</text:span> conduct reviews and audits - The project <text:span text:style-name="T1">shall</text:span> implement corrective actions</text:p>
      <text:h text:style-name="Heading_20_2" text:outline-level="2"><text:bookmark-start text:name="risk-management"/>6. Risk Management<text:bookmark-end text:name="risk-management"/></text:h>
      <text:p text:style-name="First_20_paragraph"><text:span text:style-name="T1">SDP-011: Risk Management Plan</text:span> - The project <text:span text:style-name="T1">shall</text:span> identify and assess risks - The project <text:span text:style-name="T1">shall</text:span> develop mitigation strategies - The project <text:span text:style-name="T1">shall</text:span> monitor and report risks</text:p>
      <text:h text:style-name="Heading_20_2" text:outline-level="2"><text:bookmark-start text:name="notes"/>7. Notes<text:bookmark-end text:name="notes"/></text:h>
      <text:list text:style-name="L1">
        <text:list-item>
          <text:p text:style-name="P1"><text:span text:style-name="T1">SDP</text:span>: Software Development Plan</text:p>
        </text:list-item>
        <text:list-item>
          <text:p text:style-name="P1"><text:span text:style-name="T1">QA</text:span>: Quality Assurance</text:p>
        </text:list-item>
        <text:list-item>
          <text:p text:style-name="P1"><text:span text:style-name="T1">Gantt Chart</text:span>: Project schedule visualiz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Development Plan (SDP)</dc:title>
    <dc:description/>
    <dc:subject/>
    <meta:keyword/>
    <meta:initial-creator>Development Team</meta:initial-creator>
    <dc:creator>Development Team</dc:creator>
    <meta:creation-date>2025-06-27T03:46:30Z</meta:creation-date>
    <dc:date>2025-06-27T03:46:30Z</dc:date>
    <meta:user-defined meta:name="date" meta:value-type="string">2024-06-26</meta:user-defined>
    <meta:user-defined meta:name="document_type" meta:value-type="string">Software Development Pla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